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3.04mm"/>
    </style:style>
    <style:style style:name="co3" style:family="table-column">
      <style:table-column-properties fo:break-before="auto" style:column-width="43.73mm"/>
    </style:style>
    <style:style style:name="co4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TM32F439NIH6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Name Comm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CPU</text:p>
          </table:table-cell>
          <table:table-cell/>
          <table:table-cell table:formula="of:=[.F4] &amp; IF([.G4] = &quot;&quot;;&quot; &quot;;&quot;/&quot;) &amp;[.G4]" office:value-type="string" office:string-value="BOOT0 " calcext:value-type="string">
            <text:p>BOOT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OOT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CPU</text:p>
          </table:table-cell>
          <table:table-cell/>
          <table:table-cell table:formula="of:=[.F5] &amp; IF([.G5] = &quot;&quot;;&quot; &quot;;&quot;/&quot;) &amp;[.G5]" office:value-type="string" office:string-value="BYPASS_REG " calcext:value-type="string">
            <text:p>BYPASS_REG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YPASS_R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PU</text:p>
          </table:table-cell>
          <table:table-cell/>
          <table:table-cell table:formula="of:=[.F6] &amp; IF([.G6] = &quot;&quot;;&quot; &quot;;&quot;/&quot;) &amp;[.G6]" office:value-type="string" office:string-value="NRST " calcext:value-type="string">
            <text:p>NRST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R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SERIAL</text:p>
          </table:table-cell>
          <table:table-cell/>
          <table:table-cell table:formula="of:=[.F7] &amp; IF([.G7] = &quot;&quot;;&quot; &quot;;&quot;/&quot;) &amp;[.G7]" office:value-type="string" office:string-value="PA0-WKUP/UART4_TX" calcext:value-type="string">
            <text:p>PA0-WKUP/UART4_T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UART4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SERIAL</text:p>
          </table:table-cell>
          <table:table-cell/>
          <table:table-cell table:formula="of:=[.F8] &amp; IF([.G8] = &quot;&quot;;&quot; &quot;;&quot;/&quot;) &amp;[.G8]" office:value-type="string" office:string-value="PA1/UART4_RX" calcext:value-type="string">
            <text:p>PA1/UART4_R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UART4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PA</text:p>
          </table:table-cell>
          <table:table-cell/>
          <table:table-cell table:formula="of:=[.F9] &amp; IF([.G9] = &quot;&quot;;&quot; &quot;;&quot;/&quot;) &amp;[.G9]" office:value-type="string" office:string-value="PA10 " calcext:value-type="string">
            <text:p>PA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SERIAL</text:p>
          </table:table-cell>
          <table:table-cell/>
          <table:table-cell table:formula="of:=[.F10] &amp; IF([.G10] = &quot;&quot;;&quot; &quot;;&quot;/&quot;) &amp;[.G10]" office:value-type="string" office:string-value="PA11/USART1_CTS" calcext:value-type="string">
            <text:p>PA11/USART1_CT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USART1_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SERIAL</text:p>
          </table:table-cell>
          <table:table-cell/>
          <table:table-cell table:formula="of:=[.F11] &amp; IF([.G11] = &quot;&quot;;&quot; &quot;;&quot;/&quot;) &amp;[.G11]" office:value-type="string" office:string-value="PA12/USART1_RTS" calcext:value-type="string">
            <text:p>PA12/USART1_RT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USART1_R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JTAG</text:p>
          </table:table-cell>
          <table:table-cell/>
          <table:table-cell table:formula="of:=[.F12] &amp; IF([.G12] = &quot;&quot;;&quot; &quot;;&quot;/&quot;) &amp;[.G12]" office:value-type="string" office:string-value="PA13-JTMS_SWDIO/SYS_JTMS-SWDIO" calcext:value-type="string">
            <text:p>PA13-JTMS_SWDIO/SYS_JTMS-SWDI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3-JTMS_SWDIO</text:p>
          </table:table-cell>
          <table:table-cell office:value-type="string" calcext:value-type="string">
            <text:p>SYS_JTMS-SWD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JTAG</text:p>
          </table:table-cell>
          <table:table-cell/>
          <table:table-cell table:formula="of:=[.F13] &amp; IF([.G13] = &quot;&quot;;&quot; &quot;;&quot;/&quot;) &amp;[.G13]" office:value-type="string" office:string-value="PA14/SYS_JTCK-SWCLK" calcext:value-type="string">
            <text:p>PA14/SYS_JTCK-SWCL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SYS_JTCK-SWC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JTAG</text:p>
          </table:table-cell>
          <table:table-cell/>
          <table:table-cell table:formula="of:=[.F14] &amp; IF([.G14] = &quot;&quot;;&quot; &quot;;&quot;/&quot;) &amp;[.G14]" office:value-type="string" office:string-value="PA15-JTDI/SYS_JTDI" calcext:value-type="string">
            <text:p>PA15-JTDI/SYS_JTD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15-JTDI</text:p>
          </table:table-cell>
          <table:table-cell office:value-type="string" calcext:value-type="string">
            <text:p>SYS_JT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ERIAL</text:p>
          </table:table-cell>
          <table:table-cell/>
          <table:table-cell table:formula="of:=[.F15] &amp; IF([.G15] = &quot;&quot;;&quot; &quot;;&quot;/&quot;) &amp;[.G15]" office:value-type="string" office:string-value="PA2/USART2_TX" calcext:value-type="string">
            <text:p>PA2/USART2_T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PA</text:p>
          </table:table-cell>
          <table:table-cell/>
          <table:table-cell table:formula="of:=[.F16] &amp; IF([.G16] = &quot;&quot;;&quot; &quot;;&quot;/&quot;) &amp;[.G16]" office:value-type="string" office:string-value="PA3 " calcext:value-type="string">
            <text:p>PA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USB</text:p>
          </table:table-cell>
          <table:table-cell/>
          <table:table-cell table:formula="of:=[.F17] &amp; IF([.G17] = &quot;&quot;;&quot; &quot;;&quot;/&quot;) &amp;[.G17]" office:value-type="string" office:string-value="PA4/USB_OTG_HS_SOF" calcext:value-type="string">
            <text:p>PA4/USB_OTG_HS_SOF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<text:span text:style-name="T1">U</text:span>SB_OTG_HS_S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DAC</text:p>
          </table:table-cell>
          <table:table-cell/>
          <table:table-cell table:formula="of:=[.F18] &amp; IF([.G18] = &quot;&quot;;&quot; &quot;;&quot;/&quot;) &amp;[.G18]" office:value-type="string" office:string-value="PA5/DAC_OUT2" calcext:value-type="string">
            <text:p>PA5/DAC_OUT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DAC_OUT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A</text:p>
          </table:table-cell>
          <table:table-cell/>
          <table:table-cell table:formula="of:=[.F19] &amp; IF([.G19] = &quot;&quot;;&quot; &quot;;&quot;/&quot;) &amp;[.G19]" office:value-type="string" office:string-value="PA6 " calcext:value-type="string">
            <text:p>PA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SERIAL</text:p>
          </table:table-cell>
          <table:table-cell/>
          <table:table-cell table:formula="of:=[.F20] &amp; IF([.G20] = &quot;&quot;;&quot; &quot;;&quot;/&quot;) &amp;[.G20]" office:value-type="string" office:string-value="PA7/I2C2_SDA" calcext:value-type="string">
            <text:p>PA7/I2C2_SD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2C2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PA</text:p>
          </table:table-cell>
          <table:table-cell/>
          <table:table-cell table:formula="of:=[.F21] &amp; IF([.G21] = &quot;&quot;;&quot; &quot;;&quot;/&quot;) &amp;[.G21]" office:value-type="string" office:string-value="PA8 " calcext:value-type="string">
            <text:p>PA8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PA</text:p>
          </table:table-cell>
          <table:table-cell/>
          <table:table-cell table:formula="of:=[.F22] &amp; IF([.G22] = &quot;&quot;;&quot; &quot;;&quot;/&quot;) &amp;[.G22]" office:value-type="string" office:string-value="PA9 " calcext:value-type="string">
            <text:p>PA9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PA</text:p>
          </table:table-cell>
          <table:table-cell/>
          <table:table-cell table:formula="of:=[.F23] &amp; IF([.G23] = &quot;&quot;;&quot; &quot;;&quot;/&quot;) &amp;[.G23]" office:value-type="string" office:string-value="PB0 " calcext:value-type="string">
            <text:p>PB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PB</text:p>
          </table:table-cell>
          <table:table-cell/>
          <table:table-cell table:formula="of:=[.F24] &amp; IF([.G24] = &quot;&quot;;&quot; &quot;;&quot;/&quot;) &amp;[.G24]" office:value-type="string" office:string-value="PB1 " calcext:value-type="string">
            <text:p>PB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PB</text:p>
          </table:table-cell>
          <table:table-cell/>
          <table:table-cell table:formula="of:=[.F25] &amp; IF([.G25] = &quot;&quot;;&quot; &quot;;&quot;/&quot;) &amp;[.G25]" office:value-type="string" office:string-value="PB10 " calcext:value-type="string">
            <text:p>PB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PB</text:p>
          </table:table-cell>
          <table:table-cell/>
          <table:table-cell table:formula="of:=[.F26] &amp; IF([.G26] = &quot;&quot;;&quot; &quot;;&quot;/&quot;) &amp;[.G26]" office:value-type="string" office:string-value="PB11 " calcext:value-type="string">
            <text:p>PB1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USB</text:p>
          </table:table-cell>
          <table:table-cell/>
          <table:table-cell table:formula="of:=[.F27] &amp; IF([.G27] = &quot;&quot;;&quot; &quot;;&quot;/&quot;) &amp;[.G27]" office:value-type="string" office:string-value="PB12/USB_OTG_HS_ID" calcext:value-type="string">
            <text:p>PB12/USB_OTG_HS_I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USB_OTG_HS_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USB</text:p>
          </table:table-cell>
          <table:table-cell/>
          <table:table-cell table:formula="of:=[.F28] &amp; IF([.G28] = &quot;&quot;;&quot; &quot;;&quot;/&quot;) &amp;[.G28]" office:value-type="string" office:string-value="PB13/USB_OTG_HS_VBUS" calcext:value-type="string">
            <text:p>PB13/USB_OTG_HS_VBU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USB_OTG_HS_VB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USB</text:p>
          </table:table-cell>
          <table:table-cell/>
          <table:table-cell table:formula="of:=[.F29] &amp; IF([.G29] = &quot;&quot;;&quot; &quot;;&quot;/&quot;) &amp;[.G29]" office:value-type="string" office:string-value="PB14/USB_OTG_HS_DM" calcext:value-type="string">
            <text:p>PB14/USB_OTG_HS_DM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USB_OTG_HS_D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USB</text:p>
          </table:table-cell>
          <table:table-cell/>
          <table:table-cell table:formula="of:=[.F30] &amp; IF([.G30] = &quot;&quot;;&quot; &quot;;&quot;/&quot;) &amp;[.G30]" office:value-type="string" office:string-value="PB15/USB_OTG_HS_DP" calcext:value-type="string">
            <text:p>PB15/USB_OTG_HS_D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USB_OTG_HS_D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PB</text:p>
          </table:table-cell>
          <table:table-cell/>
          <table:table-cell table:formula="of:=[.F31] &amp; IF([.G31] = &quot;&quot;;&quot; &quot;;&quot;/&quot;) &amp;[.G31]" office:value-type="string" office:string-value="PB2-BOOT1 " calcext:value-type="string">
            <text:p>PB2-BOOT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2-BOO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JTAG</text:p>
          </table:table-cell>
          <table:table-cell/>
          <table:table-cell table:formula="of:=[.F32] &amp; IF([.G32] = &quot;&quot;;&quot; &quot;;&quot;/&quot;) &amp;[.G32]" office:value-type="string" office:string-value="PB3-JTDO/TRACE_SWO/SYS_JTDO-SWO" calcext:value-type="string">
            <text:p>PB3-JTDO/TRACE_SWO/SYS_JTDO-SW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3-JTDO/TRACE_SWO</text:p>
          </table:table-cell>
          <table:table-cell office:value-type="string" calcext:value-type="string">
            <text:p>SYS_JTDO-SW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JTAG</text:p>
          </table:table-cell>
          <table:table-cell/>
          <table:table-cell table:formula="of:=[.F33] &amp; IF([.G33] = &quot;&quot;;&quot; &quot;;&quot;/&quot;) &amp;[.G33]" office:value-type="string" office:string-value="PB4-NJTRST/SYS_JTRST" calcext:value-type="string">
            <text:p>PB4-NJTRST/SYS_JTRS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4-NJTRST</text:p>
          </table:table-cell>
          <table:table-cell office:value-type="string" calcext:value-type="string">
            <text:p>SYS_JTR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B</text:p>
          </table:table-cell>
          <table:table-cell/>
          <table:table-cell table:formula="of:=[.F34] &amp; IF([.G34] = &quot;&quot;;&quot; &quot;;&quot;/&quot;) &amp;[.G34]" office:value-type="string" office:string-value="PB5 " calcext:value-type="string">
            <text:p>PB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SERIAL</text:p>
          </table:table-cell>
          <table:table-cell/>
          <table:table-cell table:formula="of:=[.F35] &amp; IF([.G35] = &quot;&quot;;&quot; &quot;;&quot;/&quot;) &amp;[.G35]" office:value-type="string" office:string-value="PB6/USART1_TX" calcext:value-type="string">
            <text:p>PB6/USART1_T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USART1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SERIAL</text:p>
          </table:table-cell>
          <table:table-cell/>
          <table:table-cell table:formula="of:=[.F36] &amp; IF([.G36] = &quot;&quot;;&quot; &quot;;&quot;/&quot;) &amp;[.G36]" office:value-type="string" office:string-value="PB7/USART1_RX" calcext:value-type="string">
            <text:p>PB7/USART1_R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USART1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SERIAL</text:p>
          </table:table-cell>
          <table:table-cell/>
          <table:table-cell table:formula="of:=[.F37] &amp; IF([.G37] = &quot;&quot;;&quot; &quot;;&quot;/&quot;) &amp;[.G37]" office:value-type="string" office:string-value="PB8/I2C2_SCL" calcext:value-type="string">
            <text:p>PB8/I2C2_SC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2C2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SERIAL</text:p>
          </table:table-cell>
          <table:table-cell/>
          <table:table-cell table:formula="of:=[.F38] &amp; IF([.G38] = &quot;&quot;;&quot; &quot;;&quot;/&quot;) &amp;[.G38]" office:value-type="string" office:string-value="PB9/I2C1_SDA" calcext:value-type="string">
            <text:p>PB9/I2C1_SDA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2C1_S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ADC</text:p>
          </table:table-cell>
          <table:table-cell/>
          <table:table-cell table:formula="of:=[.F39] &amp; IF([.G39] = &quot;&quot;;&quot; &quot;;&quot;/&quot;) &amp;[.G39]" office:value-type="string" office:string-value="PC0/ADC1_IN10" calcext:value-type="string">
            <text:p>PC0/ADC1_IN1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ADC1_IN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ADC</text:p>
          </table:table-cell>
          <table:table-cell/>
          <table:table-cell table:formula="of:=[.F40] &amp; IF([.G40] = &quot;&quot;;&quot; &quot;;&quot;/&quot;) &amp;[.G40]" office:value-type="string" office:string-value="PC1/ADC1_IN11" calcext:value-type="string">
            <text:p>PC1/ADC1_IN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ADC1_IN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SD</text:p>
          </table:table-cell>
          <table:table-cell/>
          <table:table-cell table:formula="of:=[.F41] &amp; IF([.G41] = &quot;&quot;;&quot; &quot;;&quot;/&quot;) &amp;[.G41]" office:value-type="string" office:string-value="PC10/SDIO_D2" calcext:value-type="string">
            <text:p>PC10/SDIO_D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IO_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SD</text:p>
          </table:table-cell>
          <table:table-cell/>
          <table:table-cell table:formula="of:=[.F42] &amp; IF([.G42] = &quot;&quot;;&quot; &quot;;&quot;/&quot;) &amp;[.G42]" office:value-type="string" office:string-value="PC11/SDIO_D3" calcext:value-type="string">
            <text:p>PC11/SDIO_D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IO_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D</text:p>
          </table:table-cell>
          <table:table-cell/>
          <table:table-cell table:formula="of:=[.F43] &amp; IF([.G43] = &quot;&quot;;&quot; &quot;;&quot;/&quot;) &amp;[.G43]" office:value-type="string" office:string-value="PC12/SDIO_CK" calcext:value-type="string">
            <text:p>PC12/SDIO_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IO_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PC</text:p>
          </table:table-cell>
          <table:table-cell/>
          <table:table-cell table:formula="of:=[.F44] &amp; IF([.G44] = &quot;&quot;;&quot; &quot;;&quot;/&quot;) &amp;[.G44]" office:value-type="string" office:string-value="PC13 " calcext:value-type="string">
            <text:p>PC1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CPU</text:p>
          </table:table-cell>
          <table:table-cell/>
          <table:table-cell table:formula="of:=[.F45] &amp; IF([.G45] = &quot;&quot;;&quot; &quot;;&quot;/&quot;) &amp;[.G45]" office:value-type="string" office:string-value="PC14-OSC32_IN/OSC_32IN" calcext:value-type="string">
            <text:p>PC14-OSC32_IN/OSC_32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OSC_32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CPU</text:p>
          </table:table-cell>
          <table:table-cell/>
          <table:table-cell table:formula="of:=[.F46] &amp; IF([.G46] = &quot;&quot;;&quot; &quot;;&quot;/&quot;) &amp;[.G46]" office:value-type="string" office:string-value="PC15-OSC32_OUT/OSC_32OUT" calcext:value-type="string">
            <text:p>PC15-OSC32_OUT/OSC_32OU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OSC_32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ADC</text:p>
          </table:table-cell>
          <table:table-cell/>
          <table:table-cell table:formula="of:=[.F47] &amp; IF([.G47] = &quot;&quot;;&quot; &quot;;&quot;/&quot;) &amp;[.G47]" office:value-type="string" office:string-value="PC2/ADC1_IN12" calcext:value-type="string">
            <text:p>PC2/ADC1_IN1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ADC1_IN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ADC</text:p>
          </table:table-cell>
          <table:table-cell/>
          <table:table-cell table:formula="of:=[.F48] &amp; IF([.G48] = &quot;&quot;;&quot; &quot;;&quot;/&quot;) &amp;[.G48]" office:value-type="string" office:string-value="PC3/ADC1_IN13" calcext:value-type="string">
            <text:p>PC3/ADC1_IN1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ADC1_IN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ADC</text:p>
          </table:table-cell>
          <table:table-cell/>
          <table:table-cell table:formula="of:=[.F49] &amp; IF([.G49] = &quot;&quot;;&quot; &quot;;&quot;/&quot;) &amp;[.G49]" office:value-type="string" office:string-value="PC4/ADC1_IN14" calcext:value-type="string">
            <text:p>PC4/ADC1_IN1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ADC1_IN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ADC</text:p>
          </table:table-cell>
          <table:table-cell/>
          <table:table-cell table:formula="of:=[.F50] &amp; IF([.G50] = &quot;&quot;;&quot; &quot;;&quot;/&quot;) &amp;[.G50]" office:value-type="string" office:string-value="PC5/ADC1_IN15" calcext:value-type="string">
            <text:p>PC5/ADC1_IN1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ADC1_IN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PC</text:p>
          </table:table-cell>
          <table:table-cell/>
          <table:table-cell table:formula="of:=[.F51] &amp; IF([.G51] = &quot;&quot;;&quot; &quot;;&quot;/&quot;) &amp;[.G51]" office:value-type="string" office:string-value="PC6 " calcext:value-type="string">
            <text:p>PC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PC</text:p>
          </table:table-cell>
          <table:table-cell/>
          <table:table-cell table:formula="of:=[.F52] &amp; IF([.G52] = &quot;&quot;;&quot; &quot;;&quot;/&quot;) &amp;[.G52]" office:value-type="string" office:string-value="PC7 " calcext:value-type="string">
            <text:p>PC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SD</text:p>
          </table:table-cell>
          <table:table-cell/>
          <table:table-cell table:formula="of:=[.F53] &amp; IF([.G53] = &quot;&quot;;&quot; &quot;;&quot;/&quot;) &amp;[.G53]" office:value-type="string" office:string-value="PC8/SDIO_D0" calcext:value-type="string">
            <text:p>PC8/SDIO_D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IO_D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4</text:p>
          </table:table-cell>
          <table:table-cell office:value-type="string" calcext:value-type="string">
            <text:p>SD</text:p>
          </table:table-cell>
          <table:table-cell/>
          <table:table-cell table:formula="of:=[.F54] &amp; IF([.G54] = &quot;&quot;;&quot; &quot;;&quot;/&quot;) &amp;[.G54]" office:value-type="string" office:string-value="PC9/SDIO_D1" calcext:value-type="string">
            <text:p>PC9/SDIO_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IO_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2</text:p>
          </table:table-cell>
          <table:table-cell office:value-type="string" calcext:value-type="string">
            <text:p>FMC</text:p>
          </table:table-cell>
          <table:table-cell/>
          <table:table-cell table:formula="of:=[.F55] &amp; IF([.G55] = &quot;&quot;;&quot; &quot;;&quot;/&quot;) &amp;[.G55]" office:value-type="string" office:string-value="PD0/FMC_D2" calcext:value-type="string">
            <text:p>PD0/FMC_D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FMC_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FMC</text:p>
          </table:table-cell>
          <table:table-cell/>
          <table:table-cell table:formula="of:=[.F56] &amp; IF([.G56] = &quot;&quot;;&quot; &quot;;&quot;/&quot;) &amp;[.G56]" office:value-type="string" office:string-value="PD1/FMC_D3" calcext:value-type="string">
            <text:p>PD1/FMC_D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FMC_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5</text:p>
          </table:table-cell>
          <table:table-cell office:value-type="string" calcext:value-type="string">
            <text:p>FMC</text:p>
          </table:table-cell>
          <table:table-cell/>
          <table:table-cell table:formula="of:=[.F57] &amp; IF([.G57] = &quot;&quot;;&quot; &quot;;&quot;/&quot;) &amp;[.G57]" office:value-type="string" office:string-value="PD10/FMC_D15" calcext:value-type="string">
            <text:p>PD10/FMC_D1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FMC_D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FMC</text:p>
          </table:table-cell>
          <table:table-cell/>
          <table:table-cell table:formula="of:=[.F58] &amp; IF([.G58] = &quot;&quot;;&quot; &quot;;&quot;/&quot;) &amp;[.G58]" office:value-type="string" office:string-value="PD11/FMC_A16" calcext:value-type="string">
            <text:p>PD11/FMC_A1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FMC_A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FMC</text:p>
          </table:table-cell>
          <table:table-cell/>
          <table:table-cell table:formula="of:=[.F59] &amp; IF([.G59] = &quot;&quot;;&quot; &quot;;&quot;/&quot;) &amp;[.G59]" office:value-type="string" office:string-value="PD12/FMC_A17" calcext:value-type="string">
            <text:p>PD12/FMC_A1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FMC_A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FMC</text:p>
          </table:table-cell>
          <table:table-cell/>
          <table:table-cell table:formula="of:=[.F60] &amp; IF([.G60] = &quot;&quot;;&quot; &quot;;&quot;/&quot;) &amp;[.G60]" office:value-type="string" office:string-value="PD13/FMC_A18" calcext:value-type="string">
            <text:p>PD13/FMC_A1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FMC_A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FMC</text:p>
          </table:table-cell>
          <table:table-cell/>
          <table:table-cell table:formula="of:=[.F61] &amp; IF([.G61] = &quot;&quot;;&quot; &quot;;&quot;/&quot;) &amp;[.G61]" office:value-type="string" office:string-value="PD14/FMC_D0" calcext:value-type="string">
            <text:p>PD14/FMC_D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FMC_D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FMC</text:p>
          </table:table-cell>
          <table:table-cell/>
          <table:table-cell table:formula="of:=[.F62] &amp; IF([.G62] = &quot;&quot;;&quot; &quot;;&quot;/&quot;) &amp;[.G62]" office:value-type="string" office:string-value="PD15/FMC_D1" calcext:value-type="string">
            <text:p>PD15/FMC_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FMC_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SD</text:p>
          </table:table-cell>
          <table:table-cell/>
          <table:table-cell table:formula="of:=[.F63] &amp; IF([.G63] = &quot;&quot;;&quot; &quot;;&quot;/&quot;) &amp;[.G63]" office:value-type="string" office:string-value="PD2/SDIO_CMD" calcext:value-type="string">
            <text:p>PD2/SDIO_CMD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IO_C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ERIAL</text:p>
          </table:table-cell>
          <table:table-cell/>
          <table:table-cell table:formula="of:=[.F64] &amp; IF([.G64] = &quot;&quot;;&quot; &quot;;&quot;/&quot;) &amp;[.G64]" office:value-type="string" office:string-value="PD3/USART2_CTS" calcext:value-type="string">
            <text:p>PD3/USART2_CT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USART2_C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FMC</text:p>
          </table:table-cell>
          <table:table-cell/>
          <table:table-cell table:formula="of:=[.F65] &amp; IF([.G65] = &quot;&quot;;&quot; &quot;;&quot;/&quot;) &amp;[.G65]" office:value-type="string" office:string-value="PD4/FMC_NOE" calcext:value-type="string">
            <text:p>PD4/FMC_NO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FMC_NO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FMC</text:p>
          </table:table-cell>
          <table:table-cell/>
          <table:table-cell table:formula="of:=[.F66] &amp; IF([.G66] = &quot;&quot;;&quot; &quot;;&quot;/&quot;) &amp;[.G66]" office:value-type="string" office:string-value="PD5/FMC_NWE" calcext:value-type="string">
            <text:p>PD5/FMC_NW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FMC_N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SERIAL</text:p>
          </table:table-cell>
          <table:table-cell/>
          <table:table-cell table:formula="of:=[.F67] &amp; IF([.G67] = &quot;&quot;;&quot; &quot;;&quot;/&quot;) &amp;[.G67]" office:value-type="string" office:string-value="PD6/USART2_RX" calcext:value-type="string">
            <text:p>PD6/USART2_R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USART2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FMC</text:p>
          </table:table-cell>
          <table:table-cell/>
          <table:table-cell table:formula="of:=[.F68] &amp; IF([.G68] = &quot;&quot;;&quot; &quot;;&quot;/&quot;) &amp;[.G68]" office:value-type="string" office:string-value="PD7/FMC_NE1" calcext:value-type="string">
            <text:p>PD7/FMC_NE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FMC_N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FMC</text:p>
          </table:table-cell>
          <table:table-cell/>
          <table:table-cell table:formula="of:=[.F69] &amp; IF([.G69] = &quot;&quot;;&quot; &quot;;&quot;/&quot;) &amp;[.G69]" office:value-type="string" office:string-value="PD8/FMC_D13" calcext:value-type="string">
            <text:p>PD8/FMC_D1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FMC_D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FMC</text:p>
          </table:table-cell>
          <table:table-cell/>
          <table:table-cell table:formula="of:=[.F70] &amp; IF([.G70] = &quot;&quot;;&quot; &quot;;&quot;/&quot;) &amp;[.G70]" office:value-type="string" office:string-value="PD9/FMC_D14" calcext:value-type="string">
            <text:p>PD9/FMC_D1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FMC_D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FMC</text:p>
          </table:table-cell>
          <table:table-cell/>
          <table:table-cell table:formula="of:=[.F71] &amp; IF([.G71] = &quot;&quot;;&quot; &quot;;&quot;/&quot;) &amp;[.G71]" office:value-type="string" office:string-value="PDR_ON/FMC_D15" calcext:value-type="string">
            <text:p>PDR_ON/FMC_D1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DR_ON</text:p>
          </table:table-cell>
          <table:table-cell office:value-type="string" calcext:value-type="string">
            <text:p>FMC_D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FMC</text:p>
          </table:table-cell>
          <table:table-cell/>
          <table:table-cell table:formula="of:=[.F72] &amp; IF([.G72] = &quot;&quot;;&quot; &quot;;&quot;/&quot;) &amp;[.G72]" office:value-type="string" office:string-value="PE0/FMC_NBL0" calcext:value-type="string">
            <text:p>PE0/FMC_NBL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FMC_NBL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FMC</text:p>
          </table:table-cell>
          <table:table-cell/>
          <table:table-cell table:formula="of:=[.F73] &amp; IF([.G73] = &quot;&quot;;&quot; &quot;;&quot;/&quot;) &amp;[.G73]" office:value-type="string" office:string-value="PE1/FMC_NBL1" calcext:value-type="string">
            <text:p>PE1/FMC_NBL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FMC_NB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FMC</text:p>
          </table:table-cell>
          <table:table-cell/>
          <table:table-cell table:formula="of:=[.F74] &amp; IF([.G74] = &quot;&quot;;&quot; &quot;;&quot;/&quot;) &amp;[.G74]" office:value-type="string" office:string-value="PE10/FMC_D7" calcext:value-type="string">
            <text:p>PE10/FMC_D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FMC_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FMC</text:p>
          </table:table-cell>
          <table:table-cell/>
          <table:table-cell table:formula="of:=[.F75] &amp; IF([.G75] = &quot;&quot;;&quot; &quot;;&quot;/&quot;) &amp;[.G75]" office:value-type="string" office:string-value="PE11/FMC_D8" calcext:value-type="string">
            <text:p>PE11/FMC_D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FMC_D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FMC</text:p>
          </table:table-cell>
          <table:table-cell/>
          <table:table-cell table:formula="of:=[.F76] &amp; IF([.G76] = &quot;&quot;;&quot; &quot;;&quot;/&quot;) &amp;[.G76]" office:value-type="string" office:string-value="PE12/FMC_D9" calcext:value-type="string">
            <text:p>PE12/FMC_D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FMC_D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FMC</text:p>
          </table:table-cell>
          <table:table-cell/>
          <table:table-cell table:formula="of:=[.F77] &amp; IF([.G77] = &quot;&quot;;&quot; &quot;;&quot;/&quot;) &amp;[.G77]" office:value-type="string" office:string-value="PE13/FMC_D10" calcext:value-type="string">
            <text:p>PE13/FMC_D1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FMC_D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FMC</text:p>
          </table:table-cell>
          <table:table-cell/>
          <table:table-cell table:formula="of:=[.F78] &amp; IF([.G78] = &quot;&quot;;&quot; &quot;;&quot;/&quot;) &amp;[.G78]" office:value-type="string" office:string-value="PE14/FMC_D11" calcext:value-type="string">
            <text:p>PE14/FMC_D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FMC_D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FMC</text:p>
          </table:table-cell>
          <table:table-cell/>
          <table:table-cell table:formula="of:=[.F79] &amp; IF([.G79] = &quot;&quot;;&quot; &quot;;&quot;/&quot;) &amp;[.G79]" office:value-type="string" office:string-value="PE15/FMC_D12" calcext:value-type="string">
            <text:p>PE15/FMC_D1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FMC_D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FMC</text:p>
          </table:table-cell>
          <table:table-cell/>
          <table:table-cell table:formula="of:=[.F80] &amp; IF([.G80] = &quot;&quot;;&quot; &quot;;&quot;/&quot;) &amp;[.G80]" office:value-type="string" office:string-value="PE2/FMC_A23" calcext:value-type="string">
            <text:p>PE2/FMC_A2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FMC_A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FMC</text:p>
          </table:table-cell>
          <table:table-cell/>
          <table:table-cell table:formula="of:=[.F81] &amp; IF([.G81] = &quot;&quot;;&quot; &quot;;&quot;/&quot;) &amp;[.G81]" office:value-type="string" office:string-value="PE3/FMC_A19" calcext:value-type="string">
            <text:p>PE3/FMC_A1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FMC_A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FMC</text:p>
          </table:table-cell>
          <table:table-cell/>
          <table:table-cell table:formula="of:=[.F82] &amp; IF([.G82] = &quot;&quot;;&quot; &quot;;&quot;/&quot;) &amp;[.G82]" office:value-type="string" office:string-value="PE4/FMC_A20" calcext:value-type="string">
            <text:p>PE4/FMC_A2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FMC_A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FMC</text:p>
          </table:table-cell>
          <table:table-cell/>
          <table:table-cell table:formula="of:=[.F83] &amp; IF([.G83] = &quot;&quot;;&quot; &quot;;&quot;/&quot;) &amp;[.G83]" office:value-type="string" office:string-value="PE5/FMC_A21" calcext:value-type="string">
            <text:p>PE5/FMC_A2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FMC_A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FMC</text:p>
          </table:table-cell>
          <table:table-cell/>
          <table:table-cell table:formula="of:=[.F84] &amp; IF([.G84] = &quot;&quot;;&quot; &quot;;&quot;/&quot;) &amp;[.G84]" office:value-type="string" office:string-value="PE6/FMC_A22" calcext:value-type="string">
            <text:p>PE6/FMC_A2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FMC_A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FMC</text:p>
          </table:table-cell>
          <table:table-cell/>
          <table:table-cell table:formula="of:=[.F85] &amp; IF([.G85] = &quot;&quot;;&quot; &quot;;&quot;/&quot;) &amp;[.G85]" office:value-type="string" office:string-value="PE7/FMC_D4" calcext:value-type="string">
            <text:p>PE7/FMC_D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FMC_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FMC</text:p>
          </table:table-cell>
          <table:table-cell/>
          <table:table-cell table:formula="of:=[.F86] &amp; IF([.G86] = &quot;&quot;;&quot; &quot;;&quot;/&quot;) &amp;[.G86]" office:value-type="string" office:string-value="PE8/FMC_D5" calcext:value-type="string">
            <text:p>PE8/FMC_D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FMC_D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FMC</text:p>
          </table:table-cell>
          <table:table-cell/>
          <table:table-cell table:formula="of:=[.F87] &amp; IF([.G87] = &quot;&quot;;&quot; &quot;;&quot;/&quot;) &amp;[.G87]" office:value-type="string" office:string-value="PE9/FMC_D6" calcext:value-type="string">
            <text:p>PE9/FMC_D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FMC_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FMC</text:p>
          </table:table-cell>
          <table:table-cell/>
          <table:table-cell table:formula="of:=[.F88] &amp; IF([.G88] = &quot;&quot;;&quot; &quot;;&quot;/&quot;) &amp;[.G88]" office:value-type="string" office:string-value="PF0/FMC_A0" calcext:value-type="string">
            <text:p>PF0/FMC_A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FMC_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FMC</text:p>
          </table:table-cell>
          <table:table-cell/>
          <table:table-cell table:formula="of:=[.F89] &amp; IF([.G89] = &quot;&quot;;&quot; &quot;;&quot;/&quot;) &amp;[.G89]" office:value-type="string" office:string-value="PF1/FMC_A1" calcext:value-type="string">
            <text:p>PF1/FMC_A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FMC_A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PF</text:p>
          </table:table-cell>
          <table:table-cell/>
          <table:table-cell table:formula="of:=[.F90] &amp; IF([.G90] = &quot;&quot;;&quot; &quot;;&quot;/&quot;) &amp;[.G90]" office:value-type="string" office:string-value="PF10 " calcext:value-type="string">
            <text:p>PF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</text:p>
          </table:table-cell>
          <table:table-cell office:value-type="string" calcext:value-type="string">
            <text:p>FMC</text:p>
          </table:table-cell>
          <table:table-cell/>
          <table:table-cell table:formula="of:=[.F91] &amp; IF([.G91] = &quot;&quot;;&quot; &quot;;&quot;/&quot;) &amp;[.G91]" office:value-type="string" office:string-value="PF11/FMC_SDNRAS" calcext:value-type="string">
            <text:p>PF11/FMC_SDNRA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FMC_SDN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FMC</text:p>
          </table:table-cell>
          <table:table-cell/>
          <table:table-cell table:formula="of:=[.F92] &amp; IF([.G92] = &quot;&quot;;&quot; &quot;;&quot;/&quot;) &amp;[.G92]" office:value-type="string" office:string-value="PF12/FMC_A6" calcext:value-type="string">
            <text:p>PF12/FMC_A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FMC_A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FMC</text:p>
          </table:table-cell>
          <table:table-cell/>
          <table:table-cell table:formula="of:=[.F93] &amp; IF([.G93] = &quot;&quot;;&quot; &quot;;&quot;/&quot;) &amp;[.G93]" office:value-type="string" office:string-value="PF13/FMC_A7" calcext:value-type="string">
            <text:p>PF13/FMC_A7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FMC_A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FMC</text:p>
          </table:table-cell>
          <table:table-cell/>
          <table:table-cell table:formula="of:=[.F94] &amp; IF([.G94] = &quot;&quot;;&quot; &quot;;&quot;/&quot;) &amp;[.G94]" office:value-type="string" office:string-value="PF14/FMC_A8" calcext:value-type="string">
            <text:p>PF14/FMC_A8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FMC_A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FMC</text:p>
          </table:table-cell>
          <table:table-cell/>
          <table:table-cell table:formula="of:=[.F95] &amp; IF([.G95] = &quot;&quot;;&quot; &quot;;&quot;/&quot;) &amp;[.G95]" office:value-type="string" office:string-value="PF15/FMC_A9" calcext:value-type="string">
            <text:p>PF15/FMC_A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FMC_A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FMC</text:p>
          </table:table-cell>
          <table:table-cell/>
          <table:table-cell table:formula="of:=[.F96] &amp; IF([.G96] = &quot;&quot;;&quot; &quot;;&quot;/&quot;) &amp;[.G96]" office:value-type="string" office:string-value="PF2/FMC_A2" calcext:value-type="string">
            <text:p>PF2/FMC_A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MC</text:p>
          </table:table-cell>
          <table:table-cell/>
          <table:table-cell table:formula="of:=[.F97] &amp; IF([.G97] = &quot;&quot;;&quot; &quot;;&quot;/&quot;) &amp;[.G97]" office:value-type="string" office:string-value="PF3/FMC_A3" calcext:value-type="string">
            <text:p>PF3/FMC_A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FMC_A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MC</text:p>
          </table:table-cell>
          <table:table-cell/>
          <table:table-cell table:formula="of:=[.F98] &amp; IF([.G98] = &quot;&quot;;&quot; &quot;;&quot;/&quot;) &amp;[.G98]" office:value-type="string" office:string-value="PF4/FMC_A4" calcext:value-type="string">
            <text:p>PF4/FMC_A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FMC_A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FMC</text:p>
          </table:table-cell>
          <table:table-cell/>
          <table:table-cell table:formula="of:=[.F99] &amp; IF([.G99] = &quot;&quot;;&quot; &quot;;&quot;/&quot;) &amp;[.G99]" office:value-type="string" office:string-value="PF5/FMC_A5" calcext:value-type="string">
            <text:p>PF5/FMC_A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FMC_A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SERIAL</text:p>
          </table:table-cell>
          <table:table-cell/>
          <table:table-cell table:formula="of:=[.F100] &amp; IF([.G100] = &quot;&quot;;&quot; &quot;;&quot;/&quot;) &amp;[.G100]" office:value-type="string" office:string-value="PF6/UART7_RX" calcext:value-type="string">
            <text:p>PF6/UART7_R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SERIAL</text:p>
          </table:table-cell>
          <table:table-cell/>
          <table:table-cell table:formula="of:=[.F101] &amp; IF([.G101] = &quot;&quot;;&quot; &quot;;&quot;/&quot;) &amp;[.G101]" office:value-type="string" office:string-value="PF7/UART7_TX" calcext:value-type="string">
            <text:p>PF7/UART7_TX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PF</text:p>
          </table:table-cell>
          <table:table-cell/>
          <table:table-cell table:formula="of:=[.F102] &amp; IF([.G102] = &quot;&quot;;&quot; &quot;;&quot;/&quot;) &amp;[.G102]" office:value-type="string" office:string-value="PF8 " calcext:value-type="string">
            <text:p>PF8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PF</text:p>
          </table:table-cell>
          <table:table-cell/>
          <table:table-cell table:formula="of:=[.F103] &amp; IF([.G103] = &quot;&quot;;&quot; &quot;;&quot;/&quot;) &amp;[.G103]" office:value-type="string" office:string-value="PF9 " calcext:value-type="string">
            <text:p>PF9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F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FMC</text:p>
          </table:table-cell>
          <table:table-cell/>
          <table:table-cell table:formula="of:=[.F104] &amp; IF([.G104] = &quot;&quot;;&quot; &quot;;&quot;/&quot;) &amp;[.G104]" office:value-type="string" office:string-value="PG0/FMC_A10" calcext:value-type="string">
            <text:p>PG0/FMC_A1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FMC_A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FMC</text:p>
          </table:table-cell>
          <table:table-cell/>
          <table:table-cell table:formula="of:=[.F105] &amp; IF([.G105] = &quot;&quot;;&quot; &quot;;&quot;/&quot;) &amp;[.G105]" office:value-type="string" office:string-value="PG1/FMC_A11" calcext:value-type="string">
            <text:p>PG1/FMC_A1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FMC_A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PG</text:p>
          </table:table-cell>
          <table:table-cell/>
          <table:table-cell table:formula="of:=[.F106] &amp; IF([.G106] = &quot;&quot;;&quot; &quot;;&quot;/&quot;) &amp;[.G106]" office:value-type="string" office:string-value="PG10 " calcext:value-type="string">
            <text:p>PG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PG</text:p>
          </table:table-cell>
          <table:table-cell/>
          <table:table-cell table:formula="of:=[.F107] &amp; IF([.G107] = &quot;&quot;;&quot; &quot;;&quot;/&quot;) &amp;[.G107]" office:value-type="string" office:string-value="PG11 " calcext:value-type="string">
            <text:p>PG1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PG</text:p>
          </table:table-cell>
          <table:table-cell/>
          <table:table-cell table:formula="of:=[.F108] &amp; IF([.G108] = &quot;&quot;;&quot; &quot;;&quot;/&quot;) &amp;[.G108]" office:value-type="string" office:string-value="PG12 " calcext:value-type="string">
            <text:p>PG1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FMC</text:p>
          </table:table-cell>
          <table:table-cell/>
          <table:table-cell table:formula="of:=[.F109] &amp; IF([.G109] = &quot;&quot;;&quot; &quot;;&quot;/&quot;) &amp;[.G109]" office:value-type="string" office:string-value="PG13/FMC_A24" calcext:value-type="string">
            <text:p>PG13/FMC_A2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FMC_A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FMC</text:p>
          </table:table-cell>
          <table:table-cell/>
          <table:table-cell table:formula="of:=[.F110] &amp; IF([.G110] = &quot;&quot;;&quot; &quot;;&quot;/&quot;) &amp;[.G110]" office:value-type="string" office:string-value="PG14/FMC_A25" calcext:value-type="string">
            <text:p>PG14/FMC_A2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FMC_A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FMC</text:p>
          </table:table-cell>
          <table:table-cell/>
          <table:table-cell table:formula="of:=[.F111] &amp; IF([.G111] = &quot;&quot;;&quot; &quot;;&quot;/&quot;) &amp;[.G111]" office:value-type="string" office:string-value="PG15/FMC_SDNCAS" calcext:value-type="string">
            <text:p>PG15/FMC_SDNCA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FMC_SDNC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FMC</text:p>
          </table:table-cell>
          <table:table-cell/>
          <table:table-cell table:formula="of:=[.F112] &amp; IF([.G112] = &quot;&quot;;&quot; &quot;;&quot;/&quot;) &amp;[.G112]" office:value-type="string" office:string-value="PG2/FMC_A12" calcext:value-type="string">
            <text:p>PG2/FMC_A12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FMC_A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FMC</text:p>
          </table:table-cell>
          <table:table-cell/>
          <table:table-cell table:formula="of:=[.F113] &amp; IF([.G113] = &quot;&quot;;&quot; &quot;;&quot;/&quot;) &amp;[.G113]" office:value-type="string" office:string-value="PG3/FMC_A13" calcext:value-type="string">
            <text:p>PG3/FMC_A13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FMC_A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2</text:p>
          </table:table-cell>
          <table:table-cell office:value-type="string" calcext:value-type="string">
            <text:p>FMC</text:p>
          </table:table-cell>
          <table:table-cell/>
          <table:table-cell table:formula="of:=[.F114] &amp; IF([.G114] = &quot;&quot;;&quot; &quot;;&quot;/&quot;) &amp;[.G114]" office:value-type="string" office:string-value="PG4/FMC_A14/FMC_BA0" calcext:value-type="string">
            <text:p>PG4/FMC_A14/FMC_BA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FMC_A14/FMC_BA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11</text:p>
          </table:table-cell>
          <table:table-cell office:value-type="string" calcext:value-type="string">
            <text:p>FMC</text:p>
          </table:table-cell>
          <table:table-cell/>
          <table:table-cell table:formula="of:=[.F115] &amp; IF([.G115] = &quot;&quot;;&quot; &quot;;&quot;/&quot;) &amp;[.G115]" office:value-type="string" office:string-value="PG5/FMC_A15" calcext:value-type="string">
            <text:p>PG5/FMC_A1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FMC_A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PG</text:p>
          </table:table-cell>
          <table:table-cell/>
          <table:table-cell table:formula="of:=[.F116] &amp; IF([.G116] = &quot;&quot;;&quot; &quot;;&quot;/&quot;) &amp;[.G116]" office:value-type="string" office:string-value="PG6 " calcext:value-type="string">
            <text:p>PG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PG</text:p>
          </table:table-cell>
          <table:table-cell/>
          <table:table-cell table:formula="of:=[.F117] &amp; IF([.G117] = &quot;&quot;;&quot; &quot;;&quot;/&quot;) &amp;[.G117]" office:value-type="string" office:string-value="PG7 " calcext:value-type="string">
            <text:p>PG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FMC</text:p>
          </table:table-cell>
          <table:table-cell/>
          <table:table-cell table:formula="of:=[.F118] &amp; IF([.G118] = &quot;&quot;;&quot; &quot;;&quot;/&quot;) &amp;[.G118]" office:value-type="string" office:string-value="PG8/FMC_SDCLK" calcext:value-type="string">
            <text:p>PG8/FMC_SDCL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FMC_SDCL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DAC</text:p>
          </table:table-cell>
          <table:table-cell/>
          <table:table-cell table:formula="of:=[.F119] &amp; IF([.G119] = &quot;&quot;;&quot; &quot;;&quot;/&quot;) &amp;[.G119]" office:value-type="string" office:string-value="PG9/DAC_EXTI9" calcext:value-type="string">
            <text:p>PG9/DAC_EXTI9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DAC_EXTI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CPU</text:p>
          </table:table-cell>
          <table:table-cell/>
          <table:table-cell table:formula="of:=[.F120] &amp; IF([.G120] = &quot;&quot;;&quot; &quot;;&quot;/&quot;) &amp;[.G120]" office:value-type="string" office:string-value="PH0-OSC_IN " calcext:value-type="string">
            <text:p>PH0-OSC_IN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0-OSC_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CPU</text:p>
          </table:table-cell>
          <table:table-cell/>
          <table:table-cell table:formula="of:=[.F121] &amp; IF([.G121] = &quot;&quot;;&quot; &quot;;&quot;/&quot;) &amp;[.G121]" office:value-type="string" office:string-value="PH1-OSC_OUT " calcext:value-type="string">
            <text:p>PH1-OSC_OUT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-OSC_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PH</text:p>
          </table:table-cell>
          <table:table-cell/>
          <table:table-cell table:formula="of:=[.F122] &amp; IF([.G122] = &quot;&quot;;&quot; &quot;;&quot;/&quot;) &amp;[.G122]" office:value-type="string" office:string-value="PH10 " calcext:value-type="string">
            <text:p>PH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5</text:p>
          </table:table-cell>
          <table:table-cell office:value-type="string" calcext:value-type="string">
            <text:p>PH</text:p>
          </table:table-cell>
          <table:table-cell/>
          <table:table-cell table:formula="of:=[.F123] &amp; IF([.G123] = &quot;&quot;;&quot; &quot;;&quot;/&quot;) &amp;[.G123]" office:value-type="string" office:string-value="PH11 " calcext:value-type="string">
            <text:p>PH1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PH</text:p>
          </table:table-cell>
          <table:table-cell/>
          <table:table-cell table:formula="of:=[.F124] &amp; IF([.G124] = &quot;&quot;;&quot; &quot;;&quot;/&quot;) &amp;[.G124]" office:value-type="string" office:string-value="PH12 " calcext:value-type="string">
            <text:p>PH1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PH</text:p>
          </table:table-cell>
          <table:table-cell/>
          <table:table-cell table:formula="of:=[.F125] &amp; IF([.G125] = &quot;&quot;;&quot; &quot;;&quot;/&quot;) &amp;[.G125]" office:value-type="string" office:string-value="PH13 " calcext:value-type="string">
            <text:p>PH1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PH</text:p>
          </table:table-cell>
          <table:table-cell/>
          <table:table-cell table:formula="of:=[.F126] &amp; IF([.G126] = &quot;&quot;;&quot; &quot;;&quot;/&quot;) &amp;[.G126]" office:value-type="string" office:string-value="PH14 " calcext:value-type="string">
            <text:p>PH1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PH</text:p>
          </table:table-cell>
          <table:table-cell/>
          <table:table-cell table:formula="of:=[.F127] &amp; IF([.G127] = &quot;&quot;;&quot; &quot;;&quot;/&quot;) &amp;[.G127]" office:value-type="string" office:string-value="PH15 " calcext:value-type="string">
            <text:p>PH1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FMC</text:p>
          </table:table-cell>
          <table:table-cell/>
          <table:table-cell table:formula="of:=[.F128] &amp; IF([.G128] = &quot;&quot;;&quot; &quot;;&quot;/&quot;) &amp;[.G128]" office:value-type="string" office:string-value="PH2/FMC_SOCKE0" calcext:value-type="string">
            <text:p>PH2/FMC_SOCKE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2</text:p>
          </table:table-cell>
          <table:table-cell office:value-type="string" calcext:value-type="string">
            <text:p>FMC_SOCK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FMC</text:p>
          </table:table-cell>
          <table:table-cell/>
          <table:table-cell table:formula="of:=[.F129] &amp; IF([.G129] = &quot;&quot;;&quot; &quot;;&quot;/&quot;) &amp;[.G129]" office:value-type="string" office:string-value="PH3/FMC_SDNE0" calcext:value-type="string">
            <text:p>PH3/FMC_SDNE0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3</text:p>
          </table:table-cell>
          <table:table-cell office:value-type="string" calcext:value-type="string">
            <text:p>FMC_SDN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ERIAL</text:p>
          </table:table-cell>
          <table:table-cell/>
          <table:table-cell table:formula="of:=[.F130] &amp; IF([.G130] = &quot;&quot;;&quot; &quot;;&quot;/&quot;) &amp;[.G130]" office:value-type="string" office:string-value="PH4/I2C2_SCL" calcext:value-type="string">
            <text:p>PH4/I2C2_SCL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4</text:p>
          </table:table-cell>
          <table:table-cell office:value-type="string" calcext:value-type="string">
            <text:p>I2C2_SC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FMC</text:p>
          </table:table-cell>
          <table:table-cell/>
          <table:table-cell table:formula="of:=[.F131] &amp; IF([.G131] = &quot;&quot;;&quot; &quot;;&quot;/&quot;) &amp;[.G131]" office:value-type="string" office:string-value="PH5/FMC_SDNWE" calcext:value-type="string">
            <text:p>PH5/FMC_SDNW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5</text:p>
          </table:table-cell>
          <table:table-cell office:value-type="string" calcext:value-type="string">
            <text:p>FMC_SDN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PH</text:p>
          </table:table-cell>
          <table:table-cell/>
          <table:table-cell table:formula="of:=[.F132] &amp; IF([.G132] = &quot;&quot;;&quot; &quot;;&quot;/&quot;) &amp;[.G132]" office:value-type="string" office:string-value="PH6 " calcext:value-type="string">
            <text:p>PH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PH</text:p>
          </table:table-cell>
          <table:table-cell/>
          <table:table-cell table:formula="of:=[.F133] &amp; IF([.G133] = &quot;&quot;;&quot; &quot;;&quot;/&quot;) &amp;[.G133]" office:value-type="string" office:string-value="PH7 " calcext:value-type="string">
            <text:p>PH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PH</text:p>
          </table:table-cell>
          <table:table-cell/>
          <table:table-cell table:formula="of:=[.F134] &amp; IF([.G134] = &quot;&quot;;&quot; &quot;;&quot;/&quot;) &amp;[.G134]" office:value-type="string" office:string-value="PH8 " calcext:value-type="string">
            <text:p>PH8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4</text:p>
          </table:table-cell>
          <table:table-cell office:value-type="string" calcext:value-type="string">
            <text:p>PH</text:p>
          </table:table-cell>
          <table:table-cell/>
          <table:table-cell table:formula="of:=[.F135] &amp; IF([.G135] = &quot;&quot;;&quot; &quot;;&quot;/&quot;) &amp;[.G135]" office:value-type="string" office:string-value="PH9 " calcext:value-type="string">
            <text:p>PH9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H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SERIAL</text:p>
          </table:table-cell>
          <table:table-cell/>
          <table:table-cell table:formula="of:=[.F136] &amp; IF([.G136] = &quot;&quot;;&quot; &quot;;&quot;/&quot;) &amp;[.G136]" office:value-type="string" office:string-value="PI0/SPI2_NSS" calcext:value-type="string">
            <text:p>PI0/SPI2_NSS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0</text:p>
          </table:table-cell>
          <table:table-cell office:value-type="string" calcext:value-type="string">
            <text:p>SPI2_N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SERIAL</text:p>
          </table:table-cell>
          <table:table-cell/>
          <table:table-cell table:formula="of:=[.F137] &amp; IF([.G137] = &quot;&quot;;&quot; &quot;;&quot;/&quot;) &amp;[.G137]" office:value-type="string" office:string-value="PI1/SPI2_SCK" calcext:value-type="string">
            <text:p>PI1/SPI2_SCK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SPI2_S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PI</text:p>
          </table:table-cell>
          <table:table-cell/>
          <table:table-cell table:formula="of:=[.F138] &amp; IF([.G138] = &quot;&quot;;&quot; &quot;;&quot;/&quot;) &amp;[.G138]" office:value-type="string" office:string-value="PI10 " calcext:value-type="string">
            <text:p>PI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I</text:p>
          </table:table-cell>
          <table:table-cell/>
          <table:table-cell table:formula="of:=[.F139] &amp; IF([.G139] = &quot;&quot;;&quot; &quot;;&quot;/&quot;) &amp;[.G139]" office:value-type="string" office:string-value="PI11 " calcext:value-type="string">
            <text:p>PI1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PI</text:p>
          </table:table-cell>
          <table:table-cell/>
          <table:table-cell table:formula="of:=[.F140] &amp; IF([.G140] = &quot;&quot;;&quot; &quot;;&quot;/&quot;) &amp;[.G140]" office:value-type="string" office:string-value="PI12 " calcext:value-type="string">
            <text:p>PI1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PI</text:p>
          </table:table-cell>
          <table:table-cell/>
          <table:table-cell table:formula="of:=[.F141] &amp; IF([.G141] = &quot;&quot;;&quot; &quot;;&quot;/&quot;) &amp;[.G141]" office:value-type="string" office:string-value="PI13 " calcext:value-type="string">
            <text:p>PI1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PI</text:p>
          </table:table-cell>
          <table:table-cell/>
          <table:table-cell table:formula="of:=[.F142] &amp; IF([.G142] = &quot;&quot;;&quot; &quot;;&quot;/&quot;) &amp;[.G142]" office:value-type="string" office:string-value="PI14 " calcext:value-type="string">
            <text:p>PI1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PI</text:p>
          </table:table-cell>
          <table:table-cell/>
          <table:table-cell table:formula="of:=[.F143] &amp; IF([.G143] = &quot;&quot;;&quot; &quot;;&quot;/&quot;) &amp;[.G143]" office:value-type="string" office:string-value="PI15 " calcext:value-type="string">
            <text:p>PI1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SERIAL</text:p>
          </table:table-cell>
          <table:table-cell/>
          <table:table-cell table:formula="of:=[.F144] &amp; IF([.G144] = &quot;&quot;;&quot; &quot;;&quot;/&quot;) &amp;[.G144]" office:value-type="string" office:string-value="PI2/SPI2_MISO" calcext:value-type="string">
            <text:p>PI2/SPI2_MISO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2</text:p>
          </table:table-cell>
          <table:table-cell office:value-type="string" calcext:value-type="string">
            <text:p>SPI2_MIS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SERIAL</text:p>
          </table:table-cell>
          <table:table-cell/>
          <table:table-cell table:formula="of:=[.F145] &amp; IF([.G145] = &quot;&quot;;&quot; &quot;;&quot;/&quot;) &amp;[.G145]" office:value-type="string" office:string-value="PI3/SPI2_MOSI" calcext:value-type="string">
            <text:p>PI3/SPI2_MOSI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SPI2_MO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PI</text:p>
          </table:table-cell>
          <table:table-cell/>
          <table:table-cell table:formula="of:=[.F146] &amp; IF([.G146] = &quot;&quot;;&quot; &quot;;&quot;/&quot;) &amp;[.G146]" office:value-type="string" office:string-value="PI4 " calcext:value-type="string">
            <text:p>PI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PI</text:p>
          </table:table-cell>
          <table:table-cell/>
          <table:table-cell table:formula="of:=[.F147] &amp; IF([.G147] = &quot;&quot;;&quot; &quot;;&quot;/&quot;) &amp;[.G147]" office:value-type="string" office:string-value="PI5 " calcext:value-type="string">
            <text:p>PI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PI</text:p>
          </table:table-cell>
          <table:table-cell/>
          <table:table-cell table:formula="of:=[.F148] &amp; IF([.G148] = &quot;&quot;;&quot; &quot;;&quot;/&quot;) &amp;[.G148]" office:value-type="string" office:string-value="PI6 " calcext:value-type="string">
            <text:p>PI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I</text:p>
          </table:table-cell>
          <table:table-cell/>
          <table:table-cell table:formula="of:=[.F149] &amp; IF([.G149] = &quot;&quot;;&quot; &quot;;&quot;/&quot;) &amp;[.G149]" office:value-type="string" office:string-value="PI7 " calcext:value-type="string">
            <text:p>PI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PI</text:p>
          </table:table-cell>
          <table:table-cell/>
          <table:table-cell table:formula="of:=[.F150] &amp; IF([.G150] = &quot;&quot;;&quot; &quot;;&quot;/&quot;) &amp;[.G150]" office:value-type="string" office:string-value="PI8 " calcext:value-type="string">
            <text:p>PI8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PI</text:p>
          </table:table-cell>
          <table:table-cell/>
          <table:table-cell table:formula="of:=[.F151] &amp; IF([.G151] = &quot;&quot;;&quot; &quot;;&quot;/&quot;) &amp;[.G151]" office:value-type="string" office:string-value="PI9 " calcext:value-type="string">
            <text:p>PI9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I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PJ</text:p>
          </table:table-cell>
          <table:table-cell/>
          <table:table-cell table:formula="of:=[.F152] &amp; IF([.G152] = &quot;&quot;;&quot; &quot;;&quot;/&quot;) &amp;[.G152]" office:value-type="string" office:string-value="PJ0 " calcext:value-type="string">
            <text:p>PJ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PJ</text:p>
          </table:table-cell>
          <table:table-cell/>
          <table:table-cell table:formula="of:=[.F153] &amp; IF([.G153] = &quot;&quot;;&quot; &quot;;&quot;/&quot;) &amp;[.G153]" office:value-type="string" office:string-value="PJ1 " calcext:value-type="string">
            <text:p>PJ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PJ</text:p>
          </table:table-cell>
          <table:table-cell/>
          <table:table-cell table:formula="of:=[.F154] &amp; IF([.G154] = &quot;&quot;;&quot; &quot;;&quot;/&quot;) &amp;[.G154]" office:value-type="string" office:string-value="PJ10 " calcext:value-type="string">
            <text:p>PJ1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PJ</text:p>
          </table:table-cell>
          <table:table-cell/>
          <table:table-cell table:formula="of:=[.F155] &amp; IF([.G155] = &quot;&quot;;&quot; &quot;;&quot;/&quot;) &amp;[.G155]" office:value-type="string" office:string-value="PJ11 " calcext:value-type="string">
            <text:p>PJ1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PJ</text:p>
          </table:table-cell>
          <table:table-cell/>
          <table:table-cell table:formula="of:=[.F156] &amp; IF([.G156] = &quot;&quot;;&quot; &quot;;&quot;/&quot;) &amp;[.G156]" office:value-type="string" office:string-value="PJ12 " calcext:value-type="string">
            <text:p>PJ1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PJ</text:p>
          </table:table-cell>
          <table:table-cell/>
          <table:table-cell table:formula="of:=[.F157] &amp; IF([.G157] = &quot;&quot;;&quot; &quot;;&quot;/&quot;) &amp;[.G157]" office:value-type="string" office:string-value="PJ13 " calcext:value-type="string">
            <text:p>PJ1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PJ</text:p>
          </table:table-cell>
          <table:table-cell/>
          <table:table-cell table:formula="of:=[.F158] &amp; IF([.G158] = &quot;&quot;;&quot; &quot;;&quot;/&quot;) &amp;[.G158]" office:value-type="string" office:string-value="PJ14 " calcext:value-type="string">
            <text:p>PJ1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PJ</text:p>
          </table:table-cell>
          <table:table-cell/>
          <table:table-cell table:formula="of:=[.F159] &amp; IF([.G159] = &quot;&quot;;&quot; &quot;;&quot;/&quot;) &amp;[.G159]" office:value-type="string" office:string-value="PJ15 " calcext:value-type="string">
            <text:p>PJ1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PJ</text:p>
          </table:table-cell>
          <table:table-cell/>
          <table:table-cell table:formula="of:=[.F160] &amp; IF([.G160] = &quot;&quot;;&quot; &quot;;&quot;/&quot;) &amp;[.G160]" office:value-type="string" office:string-value="PJ2 " calcext:value-type="string">
            <text:p>PJ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PJ</text:p>
          </table:table-cell>
          <table:table-cell/>
          <table:table-cell table:formula="of:=[.F161] &amp; IF([.G161] = &quot;&quot;;&quot; &quot;;&quot;/&quot;) &amp;[.G161]" office:value-type="string" office:string-value="PJ3 " calcext:value-type="string">
            <text:p>PJ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PJ</text:p>
          </table:table-cell>
          <table:table-cell/>
          <table:table-cell table:formula="of:=[.F162] &amp; IF([.G162] = &quot;&quot;;&quot; &quot;;&quot;/&quot;) &amp;[.G162]" office:value-type="string" office:string-value="PJ4 " calcext:value-type="string">
            <text:p>PJ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PJ</text:p>
          </table:table-cell>
          <table:table-cell/>
          <table:table-cell table:formula="of:=[.F163] &amp; IF([.G163] = &quot;&quot;;&quot; &quot;;&quot;/&quot;) &amp;[.G163]" office:value-type="string" office:string-value="PJ5 " calcext:value-type="string">
            <text:p>PJ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PJ</text:p>
          </table:table-cell>
          <table:table-cell/>
          <table:table-cell table:formula="of:=[.F164] &amp; IF([.G164] = &quot;&quot;;&quot; &quot;;&quot;/&quot;) &amp;[.G164]" office:value-type="string" office:string-value="PJ6 " calcext:value-type="string">
            <text:p>PJ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PJ</text:p>
          </table:table-cell>
          <table:table-cell/>
          <table:table-cell table:formula="of:=[.F165] &amp; IF([.G165] = &quot;&quot;;&quot; &quot;;&quot;/&quot;) &amp;[.G165]" office:value-type="string" office:string-value="PJ7 " calcext:value-type="string">
            <text:p>PJ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PJ</text:p>
          </table:table-cell>
          <table:table-cell/>
          <table:table-cell table:formula="of:=[.F166] &amp; IF([.G166] = &quot;&quot;;&quot; &quot;;&quot;/&quot;) &amp;[.G166]" office:value-type="string" office:string-value="PJ8 " calcext:value-type="string">
            <text:p>PJ8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PJ</text:p>
          </table:table-cell>
          <table:table-cell/>
          <table:table-cell table:formula="of:=[.F167] &amp; IF([.G167] = &quot;&quot;;&quot; &quot;;&quot;/&quot;) &amp;[.G167]" office:value-type="string" office:string-value="PJ9 " calcext:value-type="string">
            <text:p>PJ9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J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PK</text:p>
          </table:table-cell>
          <table:table-cell/>
          <table:table-cell table:formula="of:=[.F168] &amp; IF([.G168] = &quot;&quot;;&quot; &quot;;&quot;/&quot;) &amp;[.G168]" office:value-type="string" office:string-value="PK0 " calcext:value-type="string">
            <text:p>PK0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PK</text:p>
          </table:table-cell>
          <table:table-cell/>
          <table:table-cell table:formula="of:=[.F169] &amp; IF([.G169] = &quot;&quot;;&quot; &quot;;&quot;/&quot;) &amp;[.G169]" office:value-type="string" office:string-value="PK1 " calcext:value-type="string">
            <text:p>PK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PK</text:p>
          </table:table-cell>
          <table:table-cell/>
          <table:table-cell table:formula="of:=[.F170] &amp; IF([.G170] = &quot;&quot;;&quot; &quot;;&quot;/&quot;) &amp;[.G170]" office:value-type="string" office:string-value="PK2 " calcext:value-type="string">
            <text:p>PK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PK</text:p>
          </table:table-cell>
          <table:table-cell/>
          <table:table-cell table:formula="of:=[.F171] &amp; IF([.G171] = &quot;&quot;;&quot; &quot;;&quot;/&quot;) &amp;[.G171]" office:value-type="string" office:string-value="PK3 " calcext:value-type="string">
            <text:p>PK3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PK</text:p>
          </table:table-cell>
          <table:table-cell/>
          <table:table-cell table:formula="of:=[.F172] &amp; IF([.G172] = &quot;&quot;;&quot; &quot;;&quot;/&quot;) &amp;[.G172]" office:value-type="string" office:string-value="PK4 " calcext:value-type="string">
            <text:p>PK4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PK</text:p>
          </table:table-cell>
          <table:table-cell/>
          <table:table-cell table:formula="of:=[.F173] &amp; IF([.G173] = &quot;&quot;;&quot; &quot;;&quot;/&quot;) &amp;[.G173]" office:value-type="string" office:string-value="PK5 " calcext:value-type="string">
            <text:p>PK5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PK</text:p>
          </table:table-cell>
          <table:table-cell/>
          <table:table-cell table:formula="of:=[.F174] &amp; IF([.G174] = &quot;&quot;;&quot; &quot;;&quot;/&quot;) &amp;[.G174]" office:value-type="string" office:string-value="PK6 " calcext:value-type="string">
            <text:p>PK6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PK</text:p>
          </table:table-cell>
          <table:table-cell/>
          <table:table-cell table:formula="of:=[.F175] &amp; IF([.G175] = &quot;&quot;;&quot; &quot;;&quot;/&quot;) &amp;[.G175]" office:value-type="string" office:string-value="PK7 " calcext:value-type="string">
            <text:p>PK7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K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POWER</text:p>
          </table:table-cell>
          <table:table-cell/>
          <table:table-cell table:formula="of:=[.F176] &amp; IF([.G176] = &quot;&quot;;&quot; &quot;;&quot;/&quot;) &amp;[.G176]" office:value-type="string" office:string-value="VBAT " calcext:value-type="string">
            <text:p>VBAT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B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POWER</text:p>
          </table:table-cell>
          <table:table-cell/>
          <table:table-cell table:formula="of:=[.F177] &amp; IF([.G177] = &quot;&quot;;&quot; &quot;;&quot;/&quot;) &amp;[.G177]" office:value-type="string" office:string-value="VCAP_1 " calcext:value-type="string">
            <text:p>VCAP_1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CAP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POWER</text:p>
          </table:table-cell>
          <table:table-cell/>
          <table:table-cell table:formula="of:=[.F178] &amp; IF([.G178] = &quot;&quot;;&quot; &quot;;&quot;/&quot;) &amp;[.G178]" office:value-type="string" office:string-value="VCAP_2 " calcext:value-type="string">
            <text:p>VCAP_2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CAP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POWER</text:p>
          </table:table-cell>
          <table:table-cell/>
          <table:table-cell table:formula="of:=[.F179] &amp; IF([.G179] = &quot;&quot;;&quot; &quot;;&quot;/&quot;) &amp;[.G179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POWER</text:p>
          </table:table-cell>
          <table:table-cell/>
          <table:table-cell table:formula="of:=[.F180] &amp; IF([.G180] = &quot;&quot;;&quot; &quot;;&quot;/&quot;) &amp;[.G180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POWER</text:p>
          </table:table-cell>
          <table:table-cell/>
          <table:table-cell table:formula="of:=[.F181] &amp; IF([.G181] = &quot;&quot;;&quot; &quot;;&quot;/&quot;) &amp;[.G181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POWER</text:p>
          </table:table-cell>
          <table:table-cell/>
          <table:table-cell table:formula="of:=[.F182] &amp; IF([.G182] = &quot;&quot;;&quot; &quot;;&quot;/&quot;) &amp;[.G182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POWER</text:p>
          </table:table-cell>
          <table:table-cell/>
          <table:table-cell table:formula="of:=[.F183] &amp; IF([.G183] = &quot;&quot;;&quot; &quot;;&quot;/&quot;) &amp;[.G183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POWER</text:p>
          </table:table-cell>
          <table:table-cell/>
          <table:table-cell table:formula="of:=[.F184] &amp; IF([.G184] = &quot;&quot;;&quot; &quot;;&quot;/&quot;) &amp;[.G184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POWER</text:p>
          </table:table-cell>
          <table:table-cell/>
          <table:table-cell table:formula="of:=[.F185] &amp; IF([.G185] = &quot;&quot;;&quot; &quot;;&quot;/&quot;) &amp;[.G185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POWER</text:p>
          </table:table-cell>
          <table:table-cell/>
          <table:table-cell table:formula="of:=[.F186] &amp; IF([.G186] = &quot;&quot;;&quot; &quot;;&quot;/&quot;) &amp;[.G186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POWER</text:p>
          </table:table-cell>
          <table:table-cell/>
          <table:table-cell table:formula="of:=[.F187] &amp; IF([.G187] = &quot;&quot;;&quot; &quot;;&quot;/&quot;) &amp;[.G187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POWER</text:p>
          </table:table-cell>
          <table:table-cell/>
          <table:table-cell table:formula="of:=[.F188] &amp; IF([.G188] = &quot;&quot;;&quot; &quot;;&quot;/&quot;) &amp;[.G188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5</text:p>
          </table:table-cell>
          <table:table-cell office:value-type="string" calcext:value-type="string">
            <text:p>POWER</text:p>
          </table:table-cell>
          <table:table-cell/>
          <table:table-cell table:formula="of:=[.F189] &amp; IF([.G189] = &quot;&quot;;&quot; &quot;;&quot;/&quot;) &amp;[.G189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POWER</text:p>
          </table:table-cell>
          <table:table-cell/>
          <table:table-cell table:formula="of:=[.F190] &amp; IF([.G190] = &quot;&quot;;&quot; &quot;;&quot;/&quot;) &amp;[.G190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POWER</text:p>
          </table:table-cell>
          <table:table-cell/>
          <table:table-cell table:formula="of:=[.F191] &amp; IF([.G191] = &quot;&quot;;&quot; &quot;;&quot;/&quot;) &amp;[.G191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POWER</text:p>
          </table:table-cell>
          <table:table-cell/>
          <table:table-cell table:formula="of:=[.F192] &amp; IF([.G192] = &quot;&quot;;&quot; &quot;;&quot;/&quot;) &amp;[.G192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POWER</text:p>
          </table:table-cell>
          <table:table-cell/>
          <table:table-cell table:formula="of:=[.F193] &amp; IF([.G193] = &quot;&quot;;&quot; &quot;;&quot;/&quot;) &amp;[.G193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POWER</text:p>
          </table:table-cell>
          <table:table-cell/>
          <table:table-cell table:formula="of:=[.F194] &amp; IF([.G194] = &quot;&quot;;&quot; &quot;;&quot;/&quot;) &amp;[.G194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POWER</text:p>
          </table:table-cell>
          <table:table-cell/>
          <table:table-cell table:formula="of:=[.F195] &amp; IF([.G195] = &quot;&quot;;&quot; &quot;;&quot;/&quot;) &amp;[.G195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POWER</text:p>
          </table:table-cell>
          <table:table-cell/>
          <table:table-cell table:formula="of:=[.F196] &amp; IF([.G196] = &quot;&quot;;&quot; &quot;;&quot;/&quot;) &amp;[.G196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POWER</text:p>
          </table:table-cell>
          <table:table-cell/>
          <table:table-cell table:formula="of:=[.F197] &amp; IF([.G197] = &quot;&quot;;&quot; &quot;;&quot;/&quot;) &amp;[.G197]" office:value-type="string" office:string-value="VDD " calcext:value-type="string">
            <text:p>VDD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POWER</text:p>
          </table:table-cell>
          <table:table-cell/>
          <table:table-cell table:formula="of:=[.F198] &amp; IF([.G198] = &quot;&quot;;&quot; &quot;;&quot;/&quot;) &amp;[.G198]" office:value-type="string" office:string-value="VREF- " calcext:value-type="string">
            <text:p>VREF-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REF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OWER</text:p>
          </table:table-cell>
          <table:table-cell/>
          <table:table-cell table:formula="of:=[.F199] &amp; IF([.G199] = &quot;&quot;;&quot; &quot;;&quot;/&quot;) &amp;[.G199]" office:value-type="string" office:string-value="VREF+ " calcext:value-type="string">
            <text:p>VREF+ 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VREF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POWER</text:p>
          </table:table-cell>
          <table:table-cell/>
          <table:table-cell table:formula="of:=[.F200] &amp; IF([.G200] = &quot;&quot;;&quot; &quot;;&quot;/&quot;) &amp;[.G200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POWER</text:p>
          </table:table-cell>
          <table:table-cell/>
          <table:table-cell table:formula="of:=[.F201] &amp; IF([.G201] = &quot;&quot;;&quot; &quot;;&quot;/&quot;) &amp;[.G201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POWER</text:p>
          </table:table-cell>
          <table:table-cell/>
          <table:table-cell table:formula="of:=[.F202] &amp; IF([.G202] = &quot;&quot;;&quot; &quot;;&quot;/&quot;) &amp;[.G202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POWER</text:p>
          </table:table-cell>
          <table:table-cell/>
          <table:table-cell table:formula="of:=[.F203] &amp; IF([.G203] = &quot;&quot;;&quot; &quot;;&quot;/&quot;) &amp;[.G203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POWER</text:p>
          </table:table-cell>
          <table:table-cell/>
          <table:table-cell table:formula="of:=[.F204] &amp; IF([.G204] = &quot;&quot;;&quot; &quot;;&quot;/&quot;) &amp;[.G204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POWER</text:p>
          </table:table-cell>
          <table:table-cell/>
          <table:table-cell table:formula="of:=[.F205] &amp; IF([.G205] = &quot;&quot;;&quot; &quot;;&quot;/&quot;) &amp;[.G205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POWER</text:p>
          </table:table-cell>
          <table:table-cell/>
          <table:table-cell table:formula="of:=[.F206] &amp; IF([.G206] = &quot;&quot;;&quot; &quot;;&quot;/&quot;) &amp;[.G206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POWER</text:p>
          </table:table-cell>
          <table:table-cell/>
          <table:table-cell table:formula="of:=[.F207] &amp; IF([.G207] = &quot;&quot;;&quot; &quot;;&quot;/&quot;) &amp;[.G207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POWER</text:p>
          </table:table-cell>
          <table:table-cell/>
          <table:table-cell table:formula="of:=[.F208] &amp; IF([.G208] = &quot;&quot;;&quot; &quot;;&quot;/&quot;) &amp;[.G208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POWER</text:p>
          </table:table-cell>
          <table:table-cell/>
          <table:table-cell table:formula="of:=[.F209] &amp; IF([.G209] = &quot;&quot;;&quot; &quot;;&quot;/&quot;) &amp;[.G209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POWER</text:p>
          </table:table-cell>
          <table:table-cell/>
          <table:table-cell table:formula="of:=[.F210] &amp; IF([.G210] = &quot;&quot;;&quot; &quot;;&quot;/&quot;) &amp;[.G210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POWER</text:p>
          </table:table-cell>
          <table:table-cell/>
          <table:table-cell table:formula="of:=[.F211] &amp; IF([.G211] = &quot;&quot;;&quot; &quot;;&quot;/&quot;) &amp;[.G211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POWER</text:p>
          </table:table-cell>
          <table:table-cell/>
          <table:table-cell table:formula="of:=[.F212] &amp; IF([.G212] = &quot;&quot;;&quot; &quot;;&quot;/&quot;) &amp;[.G212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6</text:p>
          </table:table-cell>
          <table:table-cell office:value-type="string" calcext:value-type="string">
            <text:p>POWER</text:p>
          </table:table-cell>
          <table:table-cell/>
          <table:table-cell table:formula="of:=[.F213] &amp; IF([.G213] = &quot;&quot;;&quot; &quot;;&quot;/&quot;) &amp;[.G213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POWER</text:p>
          </table:table-cell>
          <table:table-cell/>
          <table:table-cell table:formula="of:=[.F214] &amp; IF([.G214] = &quot;&quot;;&quot; &quot;;&quot;/&quot;) &amp;[.G214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POWER</text:p>
          </table:table-cell>
          <table:table-cell/>
          <table:table-cell table:formula="of:=[.F215] &amp; IF([.G215] = &quot;&quot;;&quot; &quot;;&quot;/&quot;) &amp;[.G215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POWER</text:p>
          </table:table-cell>
          <table:table-cell/>
          <table:table-cell table:formula="of:=[.F216] &amp; IF([.G216] = &quot;&quot;;&quot; &quot;;&quot;/&quot;) &amp;[.G216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POWER</text:p>
          </table:table-cell>
          <table:table-cell/>
          <table:table-cell table:formula="of:=[.F217] &amp; IF([.G217] = &quot;&quot;;&quot; &quot;;&quot;/&quot;) &amp;[.G217]" office:value-type="string" office:string-value="VSS " calcext:value-type="string">
            <text:p>VSS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POWER</text:p>
          </table:table-cell>
          <table:table-cell/>
          <table:table-cell table:formula="of:=[.F218] &amp; IF([.G218] = &quot;&quot;;&quot; &quot;;&quot;/&quot;) &amp;[.G218]" office:value-type="string" office:string-value="VSSA " calcext:value-type="string">
            <text:p>VSSA </text:p>
          </table:table-cell>
          <table:table-cell office:value-type="string" calcext:value-type="string">
            <text:p>rigth</text:p>
          </table:table-cell>
          <table:table-cell office:value-type="string" calcext:value-type="string">
            <text:p>VSS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:Sheet1.G218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3">00.00.0000</text:date>, <text:time style:data-style-name="N2" text:time-value="22:36:32.812505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30:18.982040923</meta:creation-date>
    <dc:date>2016-10-23T22:47:22.116232644</dc:date>
    <meta:editing-duration>PT15M38S</meta:editing-duration>
    <meta:editing-cycles>8</meta:editing-cycles>
    <meta:generator>LibreOffice/5.1.4.2$Linux_X86_64 LibreOffice_project/10m0$Build-2</meta:generator>
    <meta:document-statistic meta:table-count="1" meta:cell-count="1182" meta:object-count="0"/>
  </office:meta>
</office:document-meta>
</file>